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500000367EF4FA362136AEBA8.png" manifest:media-type="image/png"/>
  <manifest:file-entry manifest:full-path="Pictures/10000000000002950000034F488794874EB41207.png" manifest:media-type="image/png"/>
  <manifest:file-entry manifest:full-path="Pictures/10000000000002190000030702CECEDC5924E03A.png" manifest:media-type="image/png"/>
  <manifest:file-entry manifest:full-path="Pictures/10000000000002210000033F1EF8064B750BC41A.png" manifest:media-type="image/png"/>
  <manifest:file-entry manifest:full-path="Pictures/10000000000002430000030DEC8A495F5D8F9D2E.png" manifest:media-type="image/png"/>
  <manifest:file-entry manifest:full-path="Pictures/10000000000003ED0000031FFB27D4D426242DDC.png" manifest:media-type="image/png"/>
  <manifest:file-entry manifest:full-path="Pictures/1000000000000305000002FF3D91F9FB647EDC0D.png" manifest:media-type="image/png"/>
  <manifest:file-entry manifest:full-path="Pictures/10000000000002C30000033F039357AEF5BFE72B.png" manifest:media-type="image/png"/>
  <manifest:file-entry manifest:full-path="Pictures/100000000000036F000003271F63E825DB69EB68.png" manifest:media-type="image/png"/>
  <manifest:file-entry manifest:full-path="Pictures/1000000000000259000002BB7EED5295EB714F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43cm" svg:height="15.119cm" svg:x="8.89cm" svg:y="0.121cm">
          <draw:image xlink:href="Pictures/100000000000022500000367EF4FA362136AEB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1.63cm" svg:height="14.832cm" svg:x="7.42cm" svg:y="0.557cm">
          <draw:image xlink:href="Pictures/10000000000002430000030DEC8A495F5D8F9D2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1.43cm" svg:height="15.501cm" svg:x="6.985cm" svg:y="0cm">
          <draw:image xlink:href="Pictures/10000000000002210000033F1EF8064B750BC41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2.473cm" svg:height="15.24cm" svg:x="5.942cm" svg:y="0cm">
          <draw:image xlink:href="Pictures/10000000000002950000034F488794874EB412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9.178cm" svg:height="15.24cm" svg:x="3.175cm" svg:y="0.51cm">
          <draw:image xlink:href="Pictures/10000000000003ED0000031FFB27D4D426242DD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4.662cm" svg:height="13.92cm" svg:x="4.388cm" svg:y="0.593cm">
          <draw:image xlink:href="Pictures/1000000000000305000002FF3D91F9FB647EDC0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4.495cm" svg:height="14.799cm" svg:x="3.92cm" svg:y="0.43cm">
          <draw:image xlink:href="Pictures/10000000000002C30000033F039357AEF5BFE72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5.567cm" svg:height="14.291cm" svg:x="4.753cm" svg:y="1.126cm">
          <draw:image xlink:href="Pictures/100000000000036F000003271F63E825DB69EB6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0.888cm" svg:height="14.804cm" svg:x="4.987cm" svg:y="0.572cm">
          <draw:image xlink:href="Pictures/10000000000002190000030702CECEDC5924E03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3.335cm" svg:height="14.026cm" svg:x="4.445cm" svg:y="0.635cm">
          <draw:image xlink:href="Pictures/1000000000000259000002BB7EED5295EB714F5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6T16:48:58.453000000</meta:creation-date>
    <dc:date>2022-02-16T17:50:26.762000000</dc:date>
    <meta:editing-duration>PT51M12S</meta:editing-duration>
    <meta:editing-cycles>12</meta:editing-cycles>
    <meta:generator>LibreOffice/7.3.0.3$Windows_X86_64 LibreOffice_project/0f246aa12d0eee4a0f7adcefbf7c878fc2238db3</meta:generator>
    <meta:document-statistic meta:object-count="51"/>
  </office:meta>
</office:document-meta>
</file>